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12" style:family="table-row">
      <style:table-row-properties style:min-row-height="0.81cm"/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12" style:family="table-row">
      <style:table-row-properties style:min-row-height="0.81cm"/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12" style:family="table-row">
      <style:table-row-properties style:min-row-height="0.81cm"/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12" style:family="table-row">
      <style:table-row-properties style:min-row-height="0.81cm"/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12" style:family="table-row">
      <style:table-row-properties style:min-row-height="0.81cm"/>
    </style:style>
    <style:style style:name="Tabela7" style:family="table">
      <style:table-properties style:width="16.999cm" fo:margin-left="0cm" table:align="left" style:may-break-between-rows="true" style:writing-mode="lr-tb"/>
    </style:style>
    <style:style style:name="Tabela7.A" style:family="table-column">
      <style:table-column-properties style:column-width="5.51cm"/>
    </style:style>
    <style:style style:name="Tabela7.B" style:family="table-column">
      <style:table-column-properties style:column-width="11.488cm"/>
    </style:style>
    <style:style style:name="Tabela7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7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7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7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12" style:family="table-row">
      <style:table-row-properties style:min-row-height="0.81cm"/>
    </style:style>
    <style:style style:name="Tabela8" style:family="table">
      <style:table-properties style:width="16.999cm" fo:margin-left="0cm" table:align="left" style:may-break-between-rows="true" style:writing-mode="lr-tb"/>
    </style:style>
    <style:style style:name="Tabela8.A" style:family="table-column">
      <style:table-column-properties style:column-width="5.51cm"/>
    </style:style>
    <style:style style:name="Tabela8.B" style:family="table-column">
      <style:table-column-properties style:column-width="11.488cm"/>
    </style:style>
    <style:style style:name="Tabela8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8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8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8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12" style:family="table-row">
      <style:table-row-properties style:min-row-height="0.81cm"/>
    </style:style>
    <style:style style:name="Tabela9" style:family="table">
      <style:table-properties style:width="16.999cm" fo:margin-left="0cm" table:align="left" style:may-break-between-rows="true" style:writing-mode="lr-tb"/>
    </style:style>
    <style:style style:name="Tabela9.A" style:family="table-column">
      <style:table-column-properties style:column-width="5.51cm"/>
    </style:style>
    <style:style style:name="Tabela9.B" style:family="table-column">
      <style:table-column-properties style:column-width="11.488cm"/>
    </style:style>
    <style:style style:name="Tabela9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9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9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9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9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9.12" style:family="table-row">
      <style:table-row-properties style:min-row-height="0.81cm"/>
    </style:style>
    <style:style style:name="Tabela10" style:family="table">
      <style:table-properties style:width="16.999cm" fo:margin-left="0cm" table:align="left" style:may-break-between-rows="true" style:writing-mode="lr-tb"/>
    </style:style>
    <style:style style:name="Tabela10.A" style:family="table-column">
      <style:table-column-properties style:column-width="5.51cm"/>
    </style:style>
    <style:style style:name="Tabela10.B" style:family="table-column">
      <style:table-column-properties style:column-width="11.488cm"/>
    </style:style>
    <style:style style:name="Tabela10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0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0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0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0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0.12" style:family="table-row">
      <style:table-row-properties style:min-row-height="0.81cm"/>
    </style:style>
    <style:style style:name="Tabela11" style:family="table">
      <style:table-properties style:width="16.999cm" fo:margin-left="0cm" table:align="left" style:may-break-between-rows="true" style:writing-mode="lr-tb"/>
    </style:style>
    <style:style style:name="Tabela11.A" style:family="table-column">
      <style:table-column-properties style:column-width="5.51cm"/>
    </style:style>
    <style:style style:name="Tabela11.B" style:family="table-column">
      <style:table-column-properties style:column-width="11.488cm"/>
    </style:style>
    <style:style style:name="Tabela1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1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1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1.12" style:family="table-row">
      <style:table-row-properties style:min-row-height="0.81cm"/>
    </style:style>
    <style:style style:name="Tabela12" style:family="table">
      <style:table-properties style:width="16.999cm" fo:margin-left="0cm" table:align="left" style:may-break-between-rows="true" style:writing-mode="lr-tb"/>
    </style:style>
    <style:style style:name="Tabela12.A" style:family="table-column">
      <style:table-column-properties style:column-width="5.51cm"/>
    </style:style>
    <style:style style:name="Tabela12.B" style:family="table-column">
      <style:table-column-properties style:column-width="11.488cm"/>
    </style:style>
    <style:style style:name="Tabela1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2.12" style:family="table-row">
      <style:table-row-properties style:min-row-height="0.81cm"/>
    </style:style>
    <style:style style:name="Tabela13" style:family="table">
      <style:table-properties style:width="16.999cm" fo:margin-left="0cm" table:align="left" style:may-break-between-rows="true" style:writing-mode="lr-tb"/>
    </style:style>
    <style:style style:name="Tabela13.A" style:family="table-column">
      <style:table-column-properties style:column-width="5.51cm"/>
    </style:style>
    <style:style style:name="Tabela13.B" style:family="table-column">
      <style:table-column-properties style:column-width="11.488cm"/>
    </style:style>
    <style:style style:name="Tabela1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3.12" style:family="table-row">
      <style:table-row-properties style:min-row-height="0.81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bold" fo:background-color="transparent" style:font-name-asian="Times New Roman1" style:font-weight-asian="bold" style:font-name-complex="Times New Roman1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enariusze dla Administratora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Nazwa</text:p>
          </table:table-cell>
          <table:table-cell table:style-name="Tabela1.B1" office:value-type="string">
            <text:p text:style-name="P9">Autoryzuj użytkownika</text:p>
          </table:table-cell>
        </table:table-row>
        <table:table-row>
          <table:table-cell table:style-name="Tabela1.A2" office:value-type="string">
            <text:p text:style-name="P3">Numer</text:p>
          </table:table-cell>
          <table:table-cell table:style-name="Tabela1.B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3">Poziom ważności</text:p>
          </table:table-cell>
          <table:table-cell table:style-name="Tabela1.B2" office:value-type="string">
            <text:p text:style-name="P3">Krytyczny</text:p>
          </table:table-cell>
        </table:table-row>
        <table:table-row>
          <table:table-cell table:style-name="Tabela1.A2" office:value-type="string">
            <text:p text:style-name="P3">Typ przypadku użycia</text:p>
          </table:table-cell>
          <table:table-cell table:style-name="Tabela1.B2" office:value-type="string">
            <text:p text:style-name="P3">Wymagany</text:p>
          </table:table-cell>
        </table:table-row>
        <table:table-row>
          <table:table-cell table:style-name="Tabela1.A2" office:value-type="string">
            <text:p text:style-name="P3">Aktorzy</text:p>
          </table:table-cell>
          <table:table-cell table:style-name="Tabela1.B2" office:value-type="string">
            <text:p text:style-name="P3">Administrator</text:p>
          </table:table-cell>
        </table:table-row>
        <table:table-row>
          <table:table-cell table:style-name="Tabela1.A2" office:value-type="string">
            <text:p text:style-name="P3">Krótki opis</text:p>
          </table:table-cell>
          <table:table-cell table:style-name="Tabela1.B2" office:value-type="string">
            <text:p text:style-name="P3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3">Warunki wstępne</text:p>
          </table:table-cell>
          <table:table-cell table:style-name="Tabela1.B2" office:value-type="string">
            <text:p text:style-name="P3">Użytkownik musi posiadać konto w systemie.</text:p>
          </table:table-cell>
        </table:table-row>
        <table:table-row>
          <table:table-cell table:style-name="Tabela1.A2" office:value-type="string">
            <text:p text:style-name="P3">Warunki końcowe</text:p>
          </table:table-cell>
          <table:table-cell table:style-name="Tabela1.B2" office:value-type="string">
            <text:p text:style-name="P3">Wyświetlenie dla użytkownika strony startowej z udostępnionymi zasobami.</text:p>
          </table:table-cell>
        </table:table-row>
        <table:table-row>
          <table:table-cell table:style-name="Tabela1.A2" office:value-type="string">
            <text:p text:style-name="P3">Główny przepływ zdarzeń</text:p>
          </table:table-cell>
          <table:table-cell table:style-name="Tabela1.B2" office:value-type="string">
            <text:p text:style-name="P3">1.Użytkownik systemu klika przycisk "Sign in as teacher".</text:p>
            <text:p text:style-name="P3">2.System przekierowuje użytkownika na stronę logowania.</text:p>
            <text:p text:style-name="P3">3.Użytkownik wpisuje dane autoryzacyjne i wybiera rolę.</text:p>
            <text:p text:style-name="P3">4.System dokonuje weryfikacji wprowadzonych danych.</text:p>
            <text:p text:style-name="P3">5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3">Alternatywny przepływ zdarzeń</text:p>
          </table:table-cell>
          <table:table-cell table:style-name="Tabela1.B2" office:value-type="string">
            <text:p text:style-name="P3">2.a System zwraca komunikat o przerwie technicznej/niedostępności usług w systemie.</text:p>
            <text:p text:style-name="P3">5.a System zweryfikował dane wprowadzone przez użytkownika jako błędne przez co autoryzacja nie powiodła się. System informuje za pomocą popup'a o błędzie w procesie autoryzacji.</text:p>
          </table:table-cell>
        </table:table-row>
        <table:table-row>
          <table:table-cell table:style-name="Tabela1.A2" office:value-type="string">
            <text:p text:style-name="P3">Specjalne wymagania</text:p>
          </table:table-cell>
          <table:table-cell table:style-name="Tabela1.B2" office:value-type="string">
            <text:p text:style-name="P3">Brak</text:p>
          </table:table-cell>
        </table:table-row>
        <table:table-row>
          <table:table-cell table:style-name="Tabela1.A2" office:value-type="string">
            <text:p text:style-name="P3">Notatki i sugestie</text:p>
          </table:table-cell>
          <table:table-cell table:style-name="Tabela1.B2" office:value-type="string">
            <text:p text:style-name="P3">Kluczowy przypadek użycia, krytyczny dla systemu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</text:p>
          </table:table-cell>
          <table:table-cell table:style-name="Tabela2.B1" office:value-type="string">
            <text:p text:style-name="P9">Zarządzaj ocenami</text:p>
          </table:table-cell>
        </table:table-row>
        <table:table-row>
          <table:table-cell table:style-name="Tabela2.A2" office:value-type="string">
            <text:p text:style-name="P3">Numer</text:p>
          </table:table-cell>
          <table:table-cell table:style-name="Tabela2.B2" office:value-type="float" office:value="2">
            <text:p text:style-name="P4">2</text:p>
          </table:table-cell>
        </table:table-row>
        <table:table-row>
          <table:table-cell table:style-name="Tabela2.A2" office:value-type="string">
            <text:p text:style-name="P3">Poziom ważności</text:p>
          </table:table-cell>
          <table:table-cell table:style-name="Tabela2.B3" office:value-type="string">
            <text:p text:style-name="P3">Bardzo wysoki</text:p>
          </table:table-cell>
        </table:table-row>
        <table:table-row>
          <table:table-cell table:style-name="Tabela2.A2" office:value-type="string">
            <text:p text:style-name="P3">Typ przypadku użycia</text:p>
          </table:table-cell>
          <table:table-cell table:style-name="Tabela2.B3" office:value-type="string">
            <text:p text:style-name="P3">Wymagany</text:p>
          </table:table-cell>
        </table:table-row>
        <table:table-row>
          <table:table-cell table:style-name="Tabela2.A2" office:value-type="string">
            <text:p text:style-name="P3">Aktorzy</text:p>
          </table:table-cell>
          <table:table-cell table:style-name="Tabela2.B3" office:value-type="string">
            <text:p text:style-name="P3">Administrator</text:p>
          </table:table-cell>
        </table:table-row>
        <table:table-row>
          <table:table-cell table:style-name="Tabela2.A2" office:value-type="string">
            <text:p text:style-name="P3">Krótki opis</text:p>
          </table:table-cell>
          <table:table-cell table:style-name="Tabela2.B3" office:value-type="string">
            <text:p text:style-name="P3">Pozwala na dokonanie operacji CRUD dotyczących ocen.</text:p>
          </table:table-cell>
        </table:table-row>
        <table:table-row>
          <table:table-cell table:style-name="Tabela2.A2" office:value-type="string">
            <text:p text:style-name="P3">Warunki wstępne</text:p>
          </table:table-cell>
          <table:table-cell table:style-name="Tabela2.B3" office:value-type="string">
            <text:p text:style-name="P3">Użytkownik został pomyślnie zalogowany w systemie.</text:p>
          </table:table-cell>
        </table:table-row>
        <table:table-row>
          <table:table-cell table:style-name="Tabela2.A2" office:value-type="string">
            <text:p text:style-name="P3">Warunki końcowe</text:p>
          </table:table-cell>
          <table:table-cell table:style-name="Tabela2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2.A2" office:value-type="string">
            <text:p text:style-name="P3">Główny przepływ zdarzeń</text:p>
          </table:table-cell>
          <table:table-cell table:style-name="Tabela2.B3" office:value-type="string">
            <text:p text:style-name="P3">1.Użytkownik wybiera przycisk "Manage grades".</text:p>
            <text:p text:style-name="P3">2.System przekierowuje go na stronę zarządzania ocenami.</text:p>
            <text:p text:style-name="P3">3.Użytkownik dodaje ocenę przyciskiem "CREATE".</text:p>
            <text:p text:style-name="P3">4.System przekierwouje go na stronę z wybraną akcją.</text:p>
            <text:p text:style-name="P3">5.Użytkownik dodaje niezbędne informacje do formularza ocen i wysyła informacje do serwisu API systemu.</text:p>
            <text:p text:style-name="P3">6.System weryfikuje poprawność wprowadzonych danych i tworzy ocenę.</text:p>
          </table:table-cell>
        </table:table-row>
        <table:table-row>
          <table:table-cell table:style-name="Tabela2.A2" office:value-type="string">
            <text:p text:style-name="P3">Alternatywny przepływ zdarzeń</text:p>
          </table:table-cell>
          <table:table-cell table:style-name="Tabela2.B3" office:value-type="string">
            <text:p text:style-name="P3">2a. System nie posiada ocen dodanych przez użytkownika i zwraca komunikat "This view is empty".</text:p>
            <text:p text:style-name="P3">3a. Użytkownik modyfikuje istniejącą ocenę "Update".</text:p>
            <text:p text:style-name="P3">3.b Użytkownik usuwa istniejącą ocenę "Delete".</text:p>
            <text:p text:style-name="P3">3.c Użytkownik filtruje oceny za pośrednictwem pola "Filter".</text:p>
            <text:p text:style-name="P3">5.a Użytkownik klika w przycisk "Back" i wraca do podglądu ocen.</text:p>
            <text:p text:style-name="P3">6.a System zwraca komunikat o błędzie i informacji dotyczącej błędu.</text:p>
          </table:table-cell>
        </table:table-row>
        <table:table-row>
          <table:table-cell table:style-name="Tabela2.A2" office:value-type="string">
            <text:p text:style-name="P3">Specjalne wymagania</text:p>
          </table:table-cell>
          <table:table-cell table:style-name="Tabela2.B3" office:value-type="string">
            <text:p text:style-name="P3">1. Przedmiot z którego ocena jest wstawiana musi istnieć w systemie.</text:p>
            <text:p text:style-name="P3">2. Student któremu wstawiana jest ocena musi istnieć w systemie.</text:p>
            <text:p text:style-name="P3">3. Nauczyciel musi istnieć w systemie.</text:p>
            <text:p text:style-name="P3">4. Kategoria oceny zdefiniowana dla oceny musi istnieć w systemie.</text:p>
            <text:p text:style-name="P3">5. Konto z poziomem uprawnień 3 lub wyższe.</text:p>
          </table:table-cell>
        </table:table-row>
        <table:table-row table:style-name="Tabela2.12">
          <table:table-cell table:style-name="Tabela2.A2" office:value-type="string">
            <text:p text:style-name="P3">Notatki i sugestie</text:p>
          </table:table-cell>
          <table:table-cell table:style-name="Tabela2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</text:p>
          </table:table-cell>
          <table:table-cell table:style-name="Tabela3.B1" office:value-type="string">
            <text:p text:style-name="P9">Zarządzaj obecnościami</text:p>
          </table:table-cell>
        </table:table-row>
        <table:table-row>
          <table:table-cell table:style-name="Tabela3.A2" office:value-type="string">
            <text:p text:style-name="P3">Numer</text:p>
          </table:table-cell>
          <table:table-cell table:style-name="Tabela3.B2" office:value-type="float" office:value="3">
            <text:p text:style-name="P4">3</text:p>
          </table:table-cell>
        </table:table-row>
        <table:table-row>
          <table:table-cell table:style-name="Tabela3.A2" office:value-type="string">
            <text:p text:style-name="P3">Poziom ważności</text:p>
          </table:table-cell>
          <table:table-cell table:style-name="Tabela3.B3" office:value-type="string">
            <text:p text:style-name="P3">Ważny</text:p>
          </table:table-cell>
        </table:table-row>
        <table:table-row>
          <table:table-cell table:style-name="Tabela3.A2" office:value-type="string">
            <text:p text:style-name="P3">Typ przypadku użycia</text:p>
          </table:table-cell>
          <table:table-cell table:style-name="Tabela3.B3" office:value-type="string">
            <text:p text:style-name="P3">Wymagany</text:p>
          </table:table-cell>
        </table:table-row>
        <table:table-row>
          <table:table-cell table:style-name="Tabela3.A2" office:value-type="string">
            <text:p text:style-name="P3">Aktorzy</text:p>
          </table:table-cell>
          <table:table-cell table:style-name="Tabela3.B3" office:value-type="string">
            <text:p text:style-name="P3">Administrator</text:p>
          </table:table-cell>
        </table:table-row>
        <table:table-row>
          <table:table-cell table:style-name="Tabela3.A2" office:value-type="string">
            <text:p text:style-name="P3">Krótki opis</text:p>
          </table:table-cell>
          <table:table-cell table:style-name="Tabela3.B3" office:value-type="string">
            <text:p text:style-name="P3">Pozwala na dokonanie operacji CRUD dotyczących obecności.</text:p>
          </table:table-cell>
        </table:table-row>
        <table:table-row>
          <table:table-cell table:style-name="Tabela3.A2" office:value-type="string">
            <text:p text:style-name="P3">Warunki wstępne</text:p>
          </table:table-cell>
          <table:table-cell table:style-name="Tabela3.B3" office:value-type="string">
            <text:p text:style-name="P3">Użytkownik został pomyślnie zalogowany w systemie.</text:p>
          </table:table-cell>
        </table:table-row>
        <table:table-row>
          <table:table-cell table:style-name="Tabela3.A2" office:value-type="string">
            <text:p text:style-name="P3">Warunki końcowe</text:p>
          </table:table-cell>
          <table:table-cell table:style-name="Tabela3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3.A2" office:value-type="string">
            <text:p text:style-name="P3">Główny przepływ zdarzeń</text:p>
          </table:table-cell>
          <table:table-cell table:style-name="Tabela3.B3" office:value-type="string">
            <text:p text:style-name="P3">1.Użytkownik wybiera przycisk "Manage absences".</text:p>
            <text:p text:style-name="P3">2.System przekierowuje go na stronę zarządzania ocenami.</text:p>
            <text:p text:style-name="P3">3.Użytkownik dodaje ocenę przyciskiem "Create".</text:p>
            <text:p text:style-name="P3">4.System przekierwouje go na stronę z wybraną akcją.</text:p>
            <text:p text:style-name="P3">5.Użytkownik dodaje niezbędne informacje do formularza obecności i wysyła informacje do serwisu API systemu.</text:p>
            <text:p text:style-name="P3">6.System weryfikuje poprawność wprowadzonych danych i tworzy nieobecność.</text:p>
          </table:table-cell>
        </table:table-row>
        <table:table-row>
          <table:table-cell table:style-name="Tabela3.A2" office:value-type="string">
            <text:p text:style-name="P3">Alternatywny przepływ zdarzeń</text:p>
          </table:table-cell>
          <table:table-cell table:style-name="Tabela3.B3" office:value-type="string">
            <text:p text:style-name="P3">2a. System nie posiada nieobecności dodanych przez użytkownika i zwraca komunikat "This view is empty".</text:p>
            <text:p text:style-name="P3">3a. Użytkownik modyfikuje istniejącą nieobecność "Update".</text:p>
            <text:p text:style-name="P3">3.b Użytkownik usuwa istniejącą nieobecność "Delete".</text:p>
            <text:p text:style-name="P3">3.c Użytkownik filtruje nieobecności za pośrednictwem pola "Filter".</text:p>
            <text:p text:style-name="P3">5.a Użytkownik klika w przycisk "Back" i wraca do podglądu nieobecności.</text:p>
            <text:p text:style-name="P3">6.a System zwraca komunikat o błędzie i informacji dotyczącej błędu.</text:p>
          </table:table-cell>
        </table:table-row>
        <table:table-row>
          <table:table-cell table:style-name="Tabela3.A2" office:value-type="string">
            <text:p text:style-name="P3">Specjalne wymagania</text:p>
          </table:table-cell>
          <table:table-cell table:style-name="Tabela3.B3" office:value-type="string">
            <text:p text:style-name="P3">1. Student któremu wstawiana jest ocena musi istnieć w systemie.</text:p>
            <text:p text:style-name="P3">2. Nauczyciel musi istnieć w systemie.</text:p>
            <text:p text:style-name="P3">3. Nieobecność może być wystawiona z predefiniowanego przedziału od 1 do 10 lekcji.</text:p>
            <text:p text:style-name="P3">4. Konto z poziomem uprawnień 3.</text:p>
          </table:table-cell>
        </table:table-row>
        <table:table-row table:style-name="Tabela3.12">
          <table:table-cell table:style-name="Tabela3.A2" office:value-type="string">
            <text:p text:style-name="P3">Notatki i sugestie</text:p>
          </table:table-cell>
          <table:table-cell table:style-name="Tabela3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</text:p>
          </table:table-cell>
          <table:table-cell table:style-name="Tabela4.B1" office:value-type="string">
            <text:p text:style-name="P9">Zarządzaj uwagami</text:p>
          </table:table-cell>
        </table:table-row>
        <table:table-row>
          <table:table-cell table:style-name="Tabela4.A2" office:value-type="string">
            <text:p text:style-name="P3">Numer</text:p>
          </table:table-cell>
          <table:table-cell table:style-name="Tabela4.B2" office:value-type="float" office:value="4">
            <text:p text:style-name="P4">4</text:p>
          </table:table-cell>
        </table:table-row>
        <table:table-row>
          <table:table-cell table:style-name="Tabela4.A2" office:value-type="string">
            <text:p text:style-name="P3">Poziom ważności</text:p>
          </table:table-cell>
          <table:table-cell table:style-name="Tabela4.B3" office:value-type="string">
            <text:p text:style-name="P3">Ważny</text:p>
          </table:table-cell>
        </table:table-row>
        <table:table-row>
          <table:table-cell table:style-name="Tabela4.A2" office:value-type="string">
            <text:p text:style-name="P3">Typ przypadku użycia</text:p>
          </table:table-cell>
          <table:table-cell table:style-name="Tabela4.B3" office:value-type="string">
            <text:p text:style-name="P3">Wymagany</text:p>
          </table:table-cell>
        </table:table-row>
        <table:table-row>
          <table:table-cell table:style-name="Tabela4.A2" office:value-type="string">
            <text:p text:style-name="P3">Aktorzy</text:p>
          </table:table-cell>
          <table:table-cell table:style-name="Tabela4.B3" office:value-type="string">
            <text:p text:style-name="P3">Administrator</text:p>
          </table:table-cell>
        </table:table-row>
        <table:table-row>
          <table:table-cell table:style-name="Tabela4.A2" office:value-type="string">
            <text:p text:style-name="P3">Krótki opis</text:p>
          </table:table-cell>
          <table:table-cell table:style-name="Tabela4.B3" office:value-type="string">
            <text:p text:style-name="P3">Pozwala na dokonanie operacji CRUD dotyczących uwag.</text:p>
          </table:table-cell>
        </table:table-row>
        <table:table-row>
          <table:table-cell table:style-name="Tabela4.A2" office:value-type="string">
            <text:p text:style-name="P3">Warunki wstępne</text:p>
          </table:table-cell>
          <table:table-cell table:style-name="Tabela4.B3" office:value-type="string">
            <text:p text:style-name="P3">Użytkownik został pomyślnie zalogowany w systemie</text:p>
          </table:table-cell>
        </table:table-row>
        <table:table-row>
          <table:table-cell table:style-name="Tabela4.A2" office:value-type="string">
            <text:p text:style-name="P3">Warunki końcowe</text:p>
          </table:table-cell>
          <table:table-cell table:style-name="Tabela4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4.A2" office:value-type="string">
            <text:p text:style-name="P3">Główny przepływ zdarzeń</text:p>
          </table:table-cell>
          <table:table-cell table:style-name="Tabela4.B3" office:value-type="string">
            <text:p text:style-name="P3">1.Użytkownik wybiera przycisk "Manage notes".</text:p>
            <text:p text:style-name="P3">2.System przekierowuje go na stronę zarządzania uwagami.</text:p>
            <text:p text:style-name="P3">3.Użytkownik dodaje uwagę przyciskiem "Create".</text:p>
            <text:p text:style-name="P3">4.System przekierwouje go na stronę z wybraną akcją.</text:p>
            <text:p text:style-name="P3">5.Użytkownik dodaje niezbędne informacje do formularza obecności i wysyła informacje do serwisu API systemu.</text:p>
            <text:p text:style-name="P3">6.System weryfikuje poprawność wprowadzonych danych i tworzy uwagę.</text:p>
          </table:table-cell>
        </table:table-row>
        <table:table-row>
          <table:table-cell table:style-name="Tabela4.A2" office:value-type="string">
            <text:p text:style-name="P3">Alternatywny przepływ zdarzeń</text:p>
          </table:table-cell>
          <table:table-cell table:style-name="Tabela4.B3" office:value-type="string">
            <text:p text:style-name="P3">2a. System nie posiada uwag dodanych przez użytkownika i zwraca komunikat "This view is empty".</text:p>
            <text:p text:style-name="P3">3a. Użytkownik modyfikuje istniejącą uwage <text:s/>"Update".</text:p>
            <text:p text:style-name="P3">3.b Użytkownik usuwa istniejącą uwagę "Delete".</text:p>
            <text:p text:style-name="P3">3.c Użytkownik filtruje uwagi za pośrednictwem pola "Filter".</text:p>
            <text:p text:style-name="P3">5.a Użytkownik klika w przycisk "Back" i wraca do podglądu uwag.</text:p>
            <text:p text:style-name="P3">6.a System zwraca komunikat o błędzie i informacji dotyczącej błędu.</text:p>
          </table:table-cell>
        </table:table-row>
        <table:table-row>
          <table:table-cell table:style-name="Tabela4.A2" office:value-type="string">
            <text:p text:style-name="P3">Specjalne wymagania</text:p>
          </table:table-cell>
          <table:table-cell table:style-name="Tabela4.B3" office:value-type="string">
            <text:p text:style-name="P3">1. Student któremu wstawiana jest ocena musi istnieć w systemie.</text:p>
            <text:p text:style-name="P3">2. Nauczyciel musi istnieć w systemie.</text:p>
            <text:p text:style-name="P3">3. Konto z poziomem uprawnień 2.</text:p>
          </table:table-cell>
        </table:table-row>
        <table:table-row table:style-name="Tabela4.12">
          <table:table-cell table:style-name="Tabela4.A2" office:value-type="string">
            <text:p text:style-name="P3">Notatki i sugestie</text:p>
          </table:table-cell>
          <table:table-cell table:style-name="Tabela4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Nazwa</text:p>
          </table:table-cell>
          <table:table-cell table:style-name="Tabela5.B1" office:value-type="string">
            <text:p text:style-name="P9">Zarządzaj ogłoszeniami</text:p>
          </table:table-cell>
        </table:table-row>
        <table:table-row>
          <table:table-cell table:style-name="Tabela5.A2" office:value-type="string">
            <text:p text:style-name="P3">Numer</text:p>
          </table:table-cell>
          <table:table-cell table:style-name="Tabela5.B2" office:value-type="float" office:value="5">
            <text:p text:style-name="P4">5</text:p>
          </table:table-cell>
        </table:table-row>
        <table:table-row>
          <table:table-cell table:style-name="Tabela5.A2" office:value-type="string">
            <text:p text:style-name="P3">Poziom ważności</text:p>
          </table:table-cell>
          <table:table-cell table:style-name="Tabela5.B3" office:value-type="string">
            <text:p text:style-name="P3">Istotny</text:p>
          </table:table-cell>
        </table:table-row>
        <table:table-row>
          <table:table-cell table:style-name="Tabela5.A2" office:value-type="string">
            <text:p text:style-name="P3">Typ przypadku użycia</text:p>
          </table:table-cell>
          <table:table-cell table:style-name="Tabela5.B3" office:value-type="string">
            <text:p text:style-name="P3">Wymagany</text:p>
          </table:table-cell>
        </table:table-row>
        <table:table-row>
          <table:table-cell table:style-name="Tabela5.A2" office:value-type="string">
            <text:p text:style-name="P3">Aktorzy</text:p>
          </table:table-cell>
          <table:table-cell table:style-name="Tabela5.B3" office:value-type="string">
            <text:p text:style-name="P3">Administrator</text:p>
          </table:table-cell>
        </table:table-row>
        <table:table-row>
          <table:table-cell table:style-name="Tabela5.A2" office:value-type="string">
            <text:p text:style-name="P3">Krótki opis</text:p>
          </table:table-cell>
          <table:table-cell table:style-name="Tabela5.B3" office:value-type="string">
            <text:p text:style-name="P3">Pozwala na dokonanie operacji CRUD dotyczących ogłoszeń.</text:p>
          </table:table-cell>
        </table:table-row>
        <table:table-row>
          <table:table-cell table:style-name="Tabela5.A2" office:value-type="string">
            <text:p text:style-name="P3">Warunki wstępne</text:p>
          </table:table-cell>
          <table:table-cell table:style-name="Tabela5.B3" office:value-type="string">
            <text:p text:style-name="P3">Użytkownik został pomyślnie zalogowany w systemie.</text:p>
          </table:table-cell>
        </table:table-row>
        <table:table-row>
          <table:table-cell table:style-name="Tabela5.A2" office:value-type="string">
            <text:p text:style-name="P3">Warunki końcowe</text:p>
          </table:table-cell>
          <table:table-cell table:style-name="Tabela5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5.A2" office:value-type="string">
            <text:p text:style-name="P3">Główny przepływ zdarzeń</text:p>
          </table:table-cell>
          <table:table-cell table:style-name="Tabela5.B3" office:value-type="string">
            <text:p text:style-name="P3">1.Użytkownik wybiera przycisk "Manage announcements".</text:p>
            <text:p text:style-name="P3">2.System przekierowuje go na stronę zarządzania ogłoszeniami.</text:p>
            <text:p text:style-name="P3">3.Użytkownik dodaje ocenę przyciskiem "CREATE".</text:p>
            <text:p text:style-name="P3">4.System przekierwouje go na stronę z wybraną akcją.</text:p>
            <text:p text:style-name="P3">5.Użytkownik dodaje niezbędne informacje do formularza ogłoszeń i wysyła informacje do serwisu API systemu.</text:p>
            <text:p text:style-name="P3">6.System weryfikuje poprawność wprowadzonych danych i tworzy ogłoszenie.</text:p>
          </table:table-cell>
        </table:table-row>
        <table:table-row>
          <table:table-cell table:style-name="Tabela5.A2" office:value-type="string">
            <text:p text:style-name="P3">Alternatywny przepływ zdarzeń</text:p>
          </table:table-cell>
          <table:table-cell table:style-name="Tabela5.B3" office:value-type="string">
            <text:p text:style-name="P3">2a. System nie posiada ogłoszeń <text:s/>i zwraca komunikat "This view is empty".</text:p>
            <text:p text:style-name="P3">3a. Użytkownik modyfikuje istniejące ogłoszenie <text:s/>"Update".</text:p>
            <text:p text:style-name="P3">3.b Użytkownik usuwa istniejące ogłoszenie "Delete".</text:p>
            <text:p text:style-name="P3">3.c Użytkownik filtruje ogłoszenia za pośrednictwem pola "Filter".</text:p>
            <text:p text:style-name="P3">5.a Użytkownik klika w przycisk "Back" i wraca do podglądu ogłoszeń.</text:p>
            <text:p text:style-name="P3">6.a System zwraca komunikat o błędzie i informacji dotyczącej błędu.</text:p>
          </table:table-cell>
        </table:table-row>
        <table:table-row>
          <table:table-cell table:style-name="Tabela5.A2" office:value-type="string">
            <text:p text:style-name="P3">Specjalne wymagania</text:p>
          </table:table-cell>
          <table:table-cell table:style-name="Tabela5.B3" office:value-type="string">
            <text:p text:style-name="P3">1. Nauczyciel musi istnieć w systemie.</text:p>
            <text:p text:style-name="P3">2. Konto z poziomem uprawnień 3.</text:p>
          </table:table-cell>
        </table:table-row>
        <table:table-row table:style-name="Tabela5.12">
          <table:table-cell table:style-name="Tabela5.A2" office:value-type="string">
            <text:p text:style-name="P3">Notatki i sugestie</text:p>
          </table:table-cell>
          <table:table-cell table:style-name="Tabela5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Nazwa</text:p>
          </table:table-cell>
          <table:table-cell table:style-name="Tabela6.B1" office:value-type="string">
            <text:p text:style-name="P9">Zarządzaj przedmiotami</text:p>
          </table:table-cell>
        </table:table-row>
        <table:table-row>
          <table:table-cell table:style-name="Tabela6.A2" office:value-type="string">
            <text:p text:style-name="P3">Numer</text:p>
          </table:table-cell>
          <table:table-cell table:style-name="Tabela6.B2" office:value-type="float" office:value="6">
            <text:p text:style-name="P4">6</text:p>
          </table:table-cell>
        </table:table-row>
        <table:table-row>
          <table:table-cell table:style-name="Tabela6.A2" office:value-type="string">
            <text:p text:style-name="P3">Poziom ważności</text:p>
          </table:table-cell>
          <table:table-cell table:style-name="Tabela6.B3" office:value-type="string">
            <text:p text:style-name="P3">Bardzo ważny</text:p>
          </table:table-cell>
        </table:table-row>
        <table:table-row>
          <table:table-cell table:style-name="Tabela6.A2" office:value-type="string">
            <text:p text:style-name="P3">Typ przypadku użycia</text:p>
          </table:table-cell>
          <table:table-cell table:style-name="Tabela6.B3" office:value-type="string">
            <text:p text:style-name="P3">Wymagany</text:p>
          </table:table-cell>
        </table:table-row>
        <table:table-row>
          <table:table-cell table:style-name="Tabela6.A2" office:value-type="string">
            <text:p text:style-name="P3">Aktorzy</text:p>
          </table:table-cell>
          <table:table-cell table:style-name="Tabela6.B3" office:value-type="string">
            <text:p text:style-name="P3">Administrator</text:p>
          </table:table-cell>
        </table:table-row>
        <table:table-row>
          <table:table-cell table:style-name="Tabela6.A2" office:value-type="string">
            <text:p text:style-name="P3">Krótki opis</text:p>
          </table:table-cell>
          <table:table-cell table:style-name="Tabela6.B3" office:value-type="string">
            <text:p text:style-name="P3">Pozwala na dokonanie operacji CRUD dotyczących przedmiotów.</text:p>
          </table:table-cell>
        </table:table-row>
        <table:table-row>
          <table:table-cell table:style-name="Tabela6.A2" office:value-type="string">
            <text:p text:style-name="P3">Warunki wstępne</text:p>
          </table:table-cell>
          <table:table-cell table:style-name="Tabela6.B3" office:value-type="string">
            <text:p text:style-name="P3">Użytkownik został pomyślnie zalogowany w systemie.</text:p>
          </table:table-cell>
        </table:table-row>
        <table:table-row>
          <table:table-cell table:style-name="Tabela6.A2" office:value-type="string">
            <text:p text:style-name="P3">Warunki końcowe</text:p>
          </table:table-cell>
          <table:table-cell table:style-name="Tabela6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6.A2" office:value-type="string">
            <text:p text:style-name="P3">Główny przepływ zdarzeń</text:p>
          </table:table-cell>
          <table:table-cell table:style-name="Tabela6.B3" office:value-type="string">
            <text:p text:style-name="P3">1.Użytkownik wybiera przycisk "Manage subjects".</text:p>
            <text:p text:style-name="P3">2.System przekierowuje go na stronę zarządzania przedmiotami.</text:p>
            <text:p text:style-name="P3">3.Użytkownik dodaje przedmiot przyciskiem "CREATE".</text:p>
            <text:p text:style-name="P3">4.System przekierwouje go na stronę z wybraną akcją.</text:p>
            <text:p text:style-name="P3">5.Użytkownik dodaje niezbędne informacje do formularza przedmiotów i wysyła informacje do serwisu API systemu.</text:p>
            <text:p text:style-name="P3">6.System weryfikuje poprawność wprowadzonych danych i tworzy przedmiot.</text:p>
          </table:table-cell>
        </table:table-row>
        <table:table-row>
          <table:table-cell table:style-name="Tabela6.A2" office:value-type="string">
            <text:p text:style-name="P3">Alternatywny przepływ zdarzeń</text:p>
          </table:table-cell>
          <table:table-cell table:style-name="Tabela6.B3" office:value-type="string">
            <text:p text:style-name="P3">2a. System nie posiada przedmiotów <text:s/>i zwraca komunikat "This view is empty".</text:p>
            <text:p text:style-name="P3">3a. Użytkownik modyfikuje istniejące przedmioty <text:s/>"Update".</text:p>
            <text:p text:style-name="P3">3.b Użytkownik usuwa istniejące przedmioty "Delete".</text:p>
            <text:p text:style-name="P3">3.c Użytkownik filtruje przedmioty za pośrednictwem pola "Filter".</text:p>
            <text:p text:style-name="P3">5.a Użytkownik klika w przycisk "Back" i wraca do podglądu przedmiotów.</text:p>
            <text:p text:style-name="P3">6.a System zwraca komunikat o błędzie i informacji dotyczącej błędu.</text:p>
          </table:table-cell>
        </table:table-row>
        <table:table-row>
          <table:table-cell table:style-name="Tabela6.A2" office:value-type="string">
            <text:p text:style-name="P3">Specjalne wymagania</text:p>
          </table:table-cell>
          <table:table-cell table:style-name="Tabela6.B3" office:value-type="string">
            <text:p text:style-name="P3">1. Konto z poziomem uprawnień 3.</text:p>
          </table:table-cell>
        </table:table-row>
        <table:table-row table:style-name="Tabela6.12">
          <table:table-cell table:style-name="Tabela6.A2" office:value-type="string">
            <text:p text:style-name="P3">Notatki i sugestie</text:p>
          </table:table-cell>
          <table:table-cell table:style-name="Tabela6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</text:p>
          </table:table-cell>
          <table:table-cell table:style-name="Tabela7.B1" office:value-type="string">
            <text:p text:style-name="P9">Zarządzaj grupami</text:p>
          </table:table-cell>
        </table:table-row>
        <table:table-row>
          <table:table-cell table:style-name="Tabela7.A2" office:value-type="string">
            <text:p text:style-name="P3">Numer</text:p>
          </table:table-cell>
          <table:table-cell table:style-name="Tabela7.B2" office:value-type="float" office:value="7">
            <text:p text:style-name="P4">7</text:p>
          </table:table-cell>
        </table:table-row>
        <table:table-row>
          <table:table-cell table:style-name="Tabela7.A2" office:value-type="string">
            <text:p text:style-name="P3">Poziom ważności</text:p>
          </table:table-cell>
          <table:table-cell table:style-name="Tabela7.B3" office:value-type="string">
            <text:p text:style-name="P3">Bardzo ważny</text:p>
          </table:table-cell>
        </table:table-row>
        <table:table-row>
          <table:table-cell table:style-name="Tabela7.A2" office:value-type="string">
            <text:p text:style-name="P3">Typ przypadku użycia</text:p>
          </table:table-cell>
          <table:table-cell table:style-name="Tabela7.B3" office:value-type="string">
            <text:p text:style-name="P3">Wymagany</text:p>
          </table:table-cell>
        </table:table-row>
        <table:table-row>
          <table:table-cell table:style-name="Tabela7.A2" office:value-type="string">
            <text:p text:style-name="P3">Aktorzy</text:p>
          </table:table-cell>
          <table:table-cell table:style-name="Tabela7.B3" office:value-type="string">
            <text:p text:style-name="P3">Administrator</text:p>
          </table:table-cell>
        </table:table-row>
        <table:table-row>
          <table:table-cell table:style-name="Tabela7.A2" office:value-type="string">
            <text:p text:style-name="P3">Krótki opis</text:p>
          </table:table-cell>
          <table:table-cell table:style-name="Tabela7.B3" office:value-type="string">
            <text:p text:style-name="P3">Pozwala na dokonanie operacji CRUD dotyczących grup.</text:p>
          </table:table-cell>
        </table:table-row>
        <table:table-row>
          <table:table-cell table:style-name="Tabela7.A2" office:value-type="string">
            <text:p text:style-name="P3">Warunki wstępne</text:p>
          </table:table-cell>
          <table:table-cell table:style-name="Tabela7.B3" office:value-type="string">
            <text:p text:style-name="P3">Użytkownik został pomyślnie zalogowany w systemie.</text:p>
          </table:table-cell>
        </table:table-row>
        <table:table-row>
          <table:table-cell table:style-name="Tabela7.A2" office:value-type="string">
            <text:p text:style-name="P3">Warunki końcowe</text:p>
          </table:table-cell>
          <table:table-cell table:style-name="Tabela7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7.A2" office:value-type="string">
            <text:p text:style-name="P3">Główny przepływ zdarzeń</text:p>
          </table:table-cell>
          <table:table-cell table:style-name="Tabela7.B3" office:value-type="string">
            <text:p text:style-name="P3">1.Użytkownik wybiera przycisk "Manage groups".</text:p>
            <text:p text:style-name="P3">2.System przekierowuje go na stronę zarządzania grupami.</text:p>
            <text:p text:style-name="P3">3.Użytkownik dodaje przedmiot przyciskiem "CREATE".</text:p>
            <text:p text:style-name="P3">4.System przekierwouje go na stronę z wybraną akcją.</text:p>
            <text:p text:style-name="P3">5.Użytkownik dodaje niezbędne informacje do formularza grup i wysyła informacje do serwisu API systemu.</text:p>
            <text:p text:style-name="P3">6.System weryfikuje poprawność wprowadzonych danych i tworzy grupę.</text:p>
          </table:table-cell>
        </table:table-row>
        <table:table-row>
          <table:table-cell table:style-name="Tabela7.A2" office:value-type="string">
            <text:p text:style-name="P3">Alternatywny przepływ zdarzeń</text:p>
          </table:table-cell>
          <table:table-cell table:style-name="Tabela7.B3" office:value-type="string">
            <text:p text:style-name="P3">2a. System nie posiada grup <text:s/>i zwraca komunikat "This view is empty".</text:p>
            <text:p text:style-name="P3">3a. Użytkownik modyfikuje istniejące grupy <text:s/>"Update".</text:p>
            <text:p text:style-name="P3">3.b Użytkownik usuwa istniejące grupy "Delete".</text:p>
            <text:p text:style-name="P3">3.c Użytkownik filtruje grupy za pośrednictwem pola "Filter".</text:p>
            <text:p text:style-name="P3">5.a Użytkownik klika w przycisk "Back" i wraca do podglądu grup.</text:p>
            <text:p text:style-name="P3">6.a System zwraca komunikat o błędzie i informacji dotyczącej błędu.</text:p>
          </table:table-cell>
        </table:table-row>
        <table:table-row>
          <table:table-cell table:style-name="Tabela7.A2" office:value-type="string">
            <text:p text:style-name="P3">Specjalne wymagania</text:p>
          </table:table-cell>
          <table:table-cell table:style-name="Tabela7.B3" office:value-type="string">
            <text:p text:style-name="P3">1. Konto z poziomem uprawnień 3.</text:p>
          </table:table-cell>
        </table:table-row>
        <table:table-row table:style-name="Tabela7.12">
          <table:table-cell table:style-name="Tabela7.A2" office:value-type="string">
            <text:p text:style-name="P3">Notatki i sugestie</text:p>
          </table:table-cell>
          <table:table-cell table:style-name="Tabela7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">Nazwa</text:p>
          </table:table-cell>
          <table:table-cell table:style-name="Tabela8.B1" office:value-type="string">
            <text:p text:style-name="P9">Zarządzaj przedmiotami nauczycieli</text:p>
          </table:table-cell>
        </table:table-row>
        <table:table-row>
          <table:table-cell table:style-name="Tabela8.A2" office:value-type="string">
            <text:p text:style-name="P3">Numer</text:p>
          </table:table-cell>
          <table:table-cell table:style-name="Tabela8.B2" office:value-type="float" office:value="8">
            <text:p text:style-name="P4">8</text:p>
          </table:table-cell>
        </table:table-row>
        <table:table-row>
          <table:table-cell table:style-name="Tabela8.A2" office:value-type="string">
            <text:p text:style-name="P3">Poziom ważności</text:p>
          </table:table-cell>
          <table:table-cell table:style-name="Tabela8.B3" office:value-type="string">
            <text:p text:style-name="P3">Bardzo ważny</text:p>
          </table:table-cell>
        </table:table-row>
        <table:table-row>
          <table:table-cell table:style-name="Tabela8.A2" office:value-type="string">
            <text:p text:style-name="P3">Typ przypadku użycia</text:p>
          </table:table-cell>
          <table:table-cell table:style-name="Tabela8.B3" office:value-type="string">
            <text:p text:style-name="P3">Wymagany</text:p>
          </table:table-cell>
        </table:table-row>
        <table:table-row>
          <table:table-cell table:style-name="Tabela8.A2" office:value-type="string">
            <text:p text:style-name="P3">Aktorzy</text:p>
          </table:table-cell>
          <table:table-cell table:style-name="Tabela8.B3" office:value-type="string">
            <text:p text:style-name="P3">Administrator</text:p>
          </table:table-cell>
        </table:table-row>
        <table:table-row>
          <table:table-cell table:style-name="Tabela8.A2" office:value-type="string">
            <text:p text:style-name="P3">Krótki opis</text:p>
          </table:table-cell>
          <table:table-cell table:style-name="Tabela8.B3" office:value-type="string">
            <text:p text:style-name="P3">Pozwala na dokonanie operacji CRUD na przedmiotach nauczycieli.</text:p>
          </table:table-cell>
        </table:table-row>
        <table:table-row>
          <table:table-cell table:style-name="Tabela8.A2" office:value-type="string">
            <text:p text:style-name="P3">Warunki wstępne</text:p>
          </table:table-cell>
          <table:table-cell table:style-name="Tabela8.B3" office:value-type="string">
            <text:p text:style-name="P3">Użytkownik został pomyślnie zalogowany w systemie.</text:p>
          </table:table-cell>
        </table:table-row>
        <table:table-row>
          <table:table-cell table:style-name="Tabela8.A2" office:value-type="string">
            <text:p text:style-name="P3">Warunki końcowe</text:p>
          </table:table-cell>
          <table:table-cell table:style-name="Tabela8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8.A2" office:value-type="string">
            <text:p text:style-name="P3">Główny przepływ zdarzeń</text:p>
          </table:table-cell>
          <table:table-cell table:style-name="Tabela8.B3" office:value-type="string">
            <text:p text:style-name="P3">1.Użytkownik wybiera przycisk "Manage groups".</text:p>
            <text:p text:style-name="P3">2.System przekierowuje go na stronę zarządzania grupami.</text:p>
            <text:p text:style-name="P3">3.Użytkownik dodaje przedmiot przyciskiem "CREATE".</text:p>
            <text:p text:style-name="P3">4.System przekierwouje go na stronę z wybraną akcją.</text:p>
            <text:p text:style-name="P3">5.Użytkownik dodaje niezbędne informacje do formularza grup i wysyła informacje do serwisu API systemu.</text:p>
            <text:p text:style-name="P3">6.System weryfikuje poprawność wprowadzonych danych i tworzy grupę.</text:p>
          </table:table-cell>
        </table:table-row>
        <table:table-row>
          <table:table-cell table:style-name="Tabela8.A2" office:value-type="string">
            <text:p text:style-name="P3">Alternatywny przepływ zdarzeń</text:p>
          </table:table-cell>
          <table:table-cell table:style-name="Tabela8.B3" office:value-type="string">
            <text:p text:style-name="P3">2a. System nie posiada grup <text:s/>i zwraca komunikat "This view is empty".</text:p>
            <text:p text:style-name="P3">3a. Użytkownik modyfikuje istniejące grupy <text:s/>"Update".</text:p>
            <text:p text:style-name="P3">3.b Użytkownik usuwa istniejące grupy "Delete".</text:p>
            <text:p text:style-name="P3">3.c Użytkownik filtruje grupy za pośrednictwem pola "Filter".</text:p>
            <text:p text:style-name="P3">5.a Użytkownik klika w przycisk "Back" i wraca do podglądu grup.</text:p>
            <text:p text:style-name="P3">6.a System zwraca komunikat o błędzie i informacji dotyczącej błędu.</text:p>
          </table:table-cell>
        </table:table-row>
        <table:table-row>
          <table:table-cell table:style-name="Tabela8.A2" office:value-type="string">
            <text:p text:style-name="P3">Specjalne wymagania</text:p>
          </table:table-cell>
          <table:table-cell table:style-name="Tabela8.B3" office:value-type="string">
            <text:p text:style-name="P3">1. Przedmiot musi istnieć w systemie.</text:p>
            <text:p text:style-name="P3">2. Nauczyciel musi istnieć w systemie.</text:p>
            <text:p text:style-name="P3">3. Konto z poziomem uprawnień 3.</text:p>
          </table:table-cell>
        </table:table-row>
        <table:table-row table:style-name="Tabela8.12">
          <table:table-cell table:style-name="Tabela8.A2" office:value-type="string">
            <text:p text:style-name="P3">Notatki i sugestie</text:p>
          </table:table-cell>
          <table:table-cell table:style-name="Tabela8.B3" office:value-type="string">
            <text:p text:style-name="P3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">Nazwa</text:p>
          </table:table-cell>
          <table:table-cell table:style-name="Tabela9.B1" office:value-type="string">
            <text:p text:style-name="P9">Zarządzaj kategoriami ocen</text:p>
          </table:table-cell>
        </table:table-row>
        <table:table-row>
          <table:table-cell table:style-name="Tabela9.A2" office:value-type="string">
            <text:p text:style-name="P3">Numer</text:p>
          </table:table-cell>
          <table:table-cell table:style-name="Tabela9.B2" office:value-type="float" office:value="9">
            <text:p text:style-name="P4">9</text:p>
          </table:table-cell>
        </table:table-row>
        <table:table-row>
          <table:table-cell table:style-name="Tabela9.A2" office:value-type="string">
            <text:p text:style-name="P3">Poziom ważności</text:p>
          </table:table-cell>
          <table:table-cell table:style-name="Tabela9.B3" office:value-type="string">
            <text:p text:style-name="P3">Bardzo ważny</text:p>
          </table:table-cell>
        </table:table-row>
        <table:table-row>
          <table:table-cell table:style-name="Tabela9.A2" office:value-type="string">
            <text:p text:style-name="P3">Typ przypadku użycia</text:p>
          </table:table-cell>
          <table:table-cell table:style-name="Tabela9.B3" office:value-type="string">
            <text:p text:style-name="P3">Wymagany</text:p>
          </table:table-cell>
        </table:table-row>
        <table:table-row>
          <table:table-cell table:style-name="Tabela9.A2" office:value-type="string">
            <text:p text:style-name="P3">Aktorzy</text:p>
          </table:table-cell>
          <table:table-cell table:style-name="Tabela9.B3" office:value-type="string">
            <text:p text:style-name="P3">Administrator</text:p>
          </table:table-cell>
        </table:table-row>
        <table:table-row>
          <table:table-cell table:style-name="Tabela9.A2" office:value-type="string">
            <text:p text:style-name="P3">Krótki opis</text:p>
          </table:table-cell>
          <table:table-cell table:style-name="Tabela9.B3" office:value-type="string">
            <text:p text:style-name="P3">Pozwala na dokonanie operacji CRUD na kategoriach ocen.</text:p>
          </table:table-cell>
        </table:table-row>
        <table:table-row>
          <table:table-cell table:style-name="Tabela9.A2" office:value-type="string">
            <text:p text:style-name="P3">Warunki wstępne</text:p>
          </table:table-cell>
          <table:table-cell table:style-name="Tabela9.B3" office:value-type="string">
            <text:p text:style-name="P3">Użytkownik został pomyślnie zalogowany w systemie.</text:p>
          </table:table-cell>
        </table:table-row>
        <table:table-row>
          <table:table-cell table:style-name="Tabela9.A2" office:value-type="string">
            <text:p text:style-name="P3">Warunki końcowe</text:p>
          </table:table-cell>
          <table:table-cell table:style-name="Tabela9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9.A2" office:value-type="string">
            <text:p text:style-name="P3">Główny przepływ zdarzeń</text:p>
          </table:table-cell>
          <table:table-cell table:style-name="Tabela9.B3" office:value-type="string">
            <text:p text:style-name="P3">1.Użytkownik wybiera przycisk "Manage category".</text:p>
            <text:p text:style-name="P3">2.System przekierowuje go na stronę zarządzania kategoriami.</text:p>
            <text:p text:style-name="P3">3.Użytkownik dodaje kategorie przyciskiem "CREATE".</text:p>
            <text:p text:style-name="P3">4.System przekierwouje go na stronę z wybraną akcją.</text:p>
            <text:p text:style-name="P3">5.Użytkownik dodaje niezbędne informacje do formularza kategorii i wysyła informacje do serwisu API systemu.</text:p>
            <text:p text:style-name="P3">6.System weryfikuje poprawność wprowadzonych danych i tworzy kategorię oceny.</text:p>
          </table:table-cell>
        </table:table-row>
        <table:table-row>
          <table:table-cell table:style-name="Tabela9.A2" office:value-type="string">
            <text:p text:style-name="P3">Alternatywny przepływ zdarzeń</text:p>
          </table:table-cell>
          <table:table-cell table:style-name="Tabela9.B3" office:value-type="string">
            <text:p text:style-name="P3">2a. System nie posiada kategorii ocen <text:s/>i zwraca komunikat "This view is empty".</text:p>
            <text:p text:style-name="P3">3a. Użytkownik modyfikuje istniejące kategorie <text:s/>"Update".</text:p>
            <text:p text:style-name="P3">3.b Użytkownik usuwa istniejące kategorie "Delete".</text:p>
            <text:p text:style-name="P3">3.c Użytkownik filtruje kategorie za pośrednictwem pola "Filter".</text:p>
            <text:p text:style-name="P3">5.a Użytkownik klika w przycisk "Back" i wraca do podglądu kategorii.</text:p>
            <text:p text:style-name="P3">6.a System zwraca komunikat o błędzie i informacji dotyczącej błędu.</text:p>
          </table:table-cell>
        </table:table-row>
        <table:table-row>
          <table:table-cell table:style-name="Tabela9.A2" office:value-type="string">
            <text:p text:style-name="P3">Specjalne wymagania</text:p>
          </table:table-cell>
          <table:table-cell table:style-name="Tabela9.B3" office:value-type="string">
            <text:p text:style-name="P3">1. Konto z poziomem uprawnień 3.</text:p>
          </table:table-cell>
        </table:table-row>
        <table:table-row table:style-name="Tabela9.12">
          <table:table-cell table:style-name="Tabela9.A2" office:value-type="string">
            <text:p text:style-name="P3">Notatki i sugestie</text:p>
          </table:table-cell>
          <table:table-cell table:style-name="Tabela9.B3" office:value-type="string">
            <text:p text:style-name="P3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">Nazwa</text:p>
          </table:table-cell>
          <table:table-cell table:style-name="Tabela10.B1" office:value-type="string">
            <text:p text:style-name="P9">Zarządzaj nauczycielami</text:p>
          </table:table-cell>
        </table:table-row>
        <table:table-row>
          <table:table-cell table:style-name="Tabela10.A2" office:value-type="string">
            <text:p text:style-name="P3">Numer</text:p>
          </table:table-cell>
          <table:table-cell table:style-name="Tabela10.B2" office:value-type="float" office:value="10">
            <text:p text:style-name="P4">10</text:p>
          </table:table-cell>
        </table:table-row>
        <table:table-row>
          <table:table-cell table:style-name="Tabela10.A2" office:value-type="string">
            <text:p text:style-name="P3">Poziom ważności</text:p>
          </table:table-cell>
          <table:table-cell table:style-name="Tabela10.B3" office:value-type="string">
            <text:p text:style-name="P3">Bardzo ważny</text:p>
          </table:table-cell>
        </table:table-row>
        <table:table-row>
          <table:table-cell table:style-name="Tabela10.A2" office:value-type="string">
            <text:p text:style-name="P3">Typ przypadku użycia</text:p>
          </table:table-cell>
          <table:table-cell table:style-name="Tabela10.B3" office:value-type="string">
            <text:p text:style-name="P3">Wymagany</text:p>
          </table:table-cell>
        </table:table-row>
        <table:table-row>
          <table:table-cell table:style-name="Tabela10.A2" office:value-type="string">
            <text:p text:style-name="P3">Aktorzy</text:p>
          </table:table-cell>
          <table:table-cell table:style-name="Tabela10.B3" office:value-type="string">
            <text:p text:style-name="P3">Administrator</text:p>
          </table:table-cell>
        </table:table-row>
        <table:table-row>
          <table:table-cell table:style-name="Tabela10.A2" office:value-type="string">
            <text:p text:style-name="P3">Krótki opis</text:p>
          </table:table-cell>
          <table:table-cell table:style-name="Tabela10.B3" office:value-type="string">
            <text:p text:style-name="P3">Pozwala na dokonanie operacji CRUD na kontach nauczycieli</text:p>
          </table:table-cell>
        </table:table-row>
        <table:table-row>
          <table:table-cell table:style-name="Tabela10.A2" office:value-type="string">
            <text:p text:style-name="P3">Warunki wstępne</text:p>
          </table:table-cell>
          <table:table-cell table:style-name="Tabela10.B3" office:value-type="string">
            <text:p text:style-name="P3">Użytkownik został pomyślnie zalogowany w systemie.</text:p>
          </table:table-cell>
        </table:table-row>
        <table:table-row>
          <table:table-cell table:style-name="Tabela10.A2" office:value-type="string">
            <text:p text:style-name="P3">Warunki końcowe</text:p>
          </table:table-cell>
          <table:table-cell table:style-name="Tabela10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10.A2" office:value-type="string">
            <text:p text:style-name="P3">Główny przepływ zdarzeń</text:p>
          </table:table-cell>
          <table:table-cell table:style-name="Tabela10.B3" office:value-type="string">
            <text:p text:style-name="P3">1.Użytkownik wybiera przycisk "Manage teachers".</text:p>
            <text:p text:style-name="P3">2.System przekierowuje go na stronę zarządzania kontami nauczycieli.</text:p>
            <text:p text:style-name="P3">3.Użytkownik dodaje nauczyciela przyciskiem "CREATE".</text:p>
            <text:p text:style-name="P3">4.System przekierwouje go na stronę z wybraną akcją.</text:p>
            <text:p text:style-name="P3">5.Użytkownik dodaje niezbędne informacje do formularza nauczycieli i wysyła informacje do serwisu API systemu.</text:p>
            <text:p text:style-name="P3">6.System weryfikuje poprawność wprowadzonych danych i tworzy konto nauczyciela</text:p>
          </table:table-cell>
        </table:table-row>
        <table:table-row>
          <table:table-cell table:style-name="Tabela10.A2" office:value-type="string">
            <text:p text:style-name="P3">Alternatywny przepływ zdarzeń</text:p>
          </table:table-cell>
          <table:table-cell table:style-name="Tabela10.B3" office:value-type="string">
            <text:p text:style-name="P3">2a. System nie posiada kont nauczycieli <text:s/>i zwraca komunikat "This view is empty".</text:p>
            <text:p text:style-name="P3">3a. Użytkownik modyfikuje istniejące konto nauczyciela <text:s/>"Update".</text:p>
            <text:p text:style-name="P3">3.b Użytkownik usuwa istniejące konto nauczyciela "Delete".</text:p>
            <text:p text:style-name="P3">3.c Użytkownik filtruje konta nauczyciela za pośrednictwem pola "Filter".</text:p>
            <text:p text:style-name="P3">5.a Użytkownik klika w przycisk "Back" i wraca do podglądu kont nauczycieli.</text:p>
            <text:p text:style-name="P3">6.a System zwraca komunikat o błędzie i informacji dotyczącej błędu.</text:p>
          </table:table-cell>
        </table:table-row>
        <table:table-row>
          <table:table-cell table:style-name="Tabela10.A2" office:value-type="string">
            <text:p text:style-name="P3">Specjalne wymagania</text:p>
          </table:table-cell>
          <table:table-cell table:style-name="Tabela10.B3" office:value-type="string">
            <text:p text:style-name="P3">1. Konto z poziomem uprawnień 3.</text:p>
          </table:table-cell>
        </table:table-row>
        <table:table-row table:style-name="Tabela10.12">
          <table:table-cell table:style-name="Tabela10.A2" office:value-type="string">
            <text:p text:style-name="P3">Notatki i sugestie</text:p>
          </table:table-cell>
          <table:table-cell table:style-name="Tabela10.B3" office:value-type="string">
            <text:p text:style-name="P3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">Nazwa</text:p>
          </table:table-cell>
          <table:table-cell table:style-name="Tabela11.B1" office:value-type="string">
            <text:p text:style-name="P9">Zarządzaj studentami</text:p>
          </table:table-cell>
        </table:table-row>
        <table:table-row>
          <table:table-cell table:style-name="Tabela11.A2" office:value-type="string">
            <text:p text:style-name="P3">Numer</text:p>
          </table:table-cell>
          <table:table-cell table:style-name="Tabela11.B2" office:value-type="float" office:value="11">
            <text:p text:style-name="P4">11</text:p>
          </table:table-cell>
        </table:table-row>
        <table:table-row>
          <table:table-cell table:style-name="Tabela11.A2" office:value-type="string">
            <text:p text:style-name="P3">Poziom ważności</text:p>
          </table:table-cell>
          <table:table-cell table:style-name="Tabela11.B3" office:value-type="string">
            <text:p text:style-name="P3">Bardzo ważny</text:p>
          </table:table-cell>
        </table:table-row>
        <table:table-row>
          <table:table-cell table:style-name="Tabela11.A2" office:value-type="string">
            <text:p text:style-name="P3">Typ przypadku użycia</text:p>
          </table:table-cell>
          <table:table-cell table:style-name="Tabela11.B3" office:value-type="string">
            <text:p text:style-name="P3">Wymagany</text:p>
          </table:table-cell>
        </table:table-row>
        <table:table-row>
          <table:table-cell table:style-name="Tabela11.A2" office:value-type="string">
            <text:p text:style-name="P3">Aktorzy</text:p>
          </table:table-cell>
          <table:table-cell table:style-name="Tabela11.B3" office:value-type="string">
            <text:p text:style-name="P3">Administrator</text:p>
          </table:table-cell>
        </table:table-row>
        <table:table-row>
          <table:table-cell table:style-name="Tabela11.A2" office:value-type="string">
            <text:p text:style-name="P3">Krótki opis</text:p>
          </table:table-cell>
          <table:table-cell table:style-name="Tabela11.B3" office:value-type="string">
            <text:p text:style-name="P3">Pozwala na dokonanie operacji CRUD na kontach uczniów.</text:p>
          </table:table-cell>
        </table:table-row>
        <table:table-row>
          <table:table-cell table:style-name="Tabela11.A2" office:value-type="string">
            <text:p text:style-name="P3">Warunki wstępne</text:p>
          </table:table-cell>
          <table:table-cell table:style-name="Tabela11.B3" office:value-type="string">
            <text:p text:style-name="P3">Użytkownik został pomyślnie zalogowany w systemie.</text:p>
          </table:table-cell>
        </table:table-row>
        <table:table-row>
          <table:table-cell table:style-name="Tabela11.A2" office:value-type="string">
            <text:p text:style-name="P3">Warunki końcowe</text:p>
          </table:table-cell>
          <table:table-cell table:style-name="Tabela11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11.A2" office:value-type="string">
            <text:p text:style-name="P3">Główny przepływ zdarzeń</text:p>
          </table:table-cell>
          <table:table-cell table:style-name="Tabela11.B3" office:value-type="string">
            <text:p text:style-name="P3">1.Użytkownik wybiera przycisk "Manage students".</text:p>
            <text:p text:style-name="P3">2.System przekierowuje go na stronę zarządzania kontami studentów.</text:p>
            <text:p text:style-name="P3">3.Użytkownik dodaje studenta przyciskiem "CREATE".</text:p>
            <text:p text:style-name="P3">4.System przekierwouje go na stronę z wybraną akcją.</text:p>
            <text:p text:style-name="P3">5.Użytkownik dodaje niezbędne informacje do formularza studenta i wysyła informacje do serwisu API systemu.</text:p>
            <text:p text:style-name="P3">6.System weryfikuje poprawność wprowadzonych danych i tworzy konto studenta</text:p>
          </table:table-cell>
        </table:table-row>
        <table:table-row>
          <table:table-cell table:style-name="Tabela11.A2" office:value-type="string">
            <text:p text:style-name="P3">Alternatywny przepływ zdarzeń</text:p>
          </table:table-cell>
          <table:table-cell table:style-name="Tabela11.B3" office:value-type="string">
            <text:p text:style-name="P3">2a. System nie posiada kont studentów <text:s/>i zwraca komunikat "This view is empty".</text:p>
            <text:p text:style-name="P3">3a. Użytkownik modyfikuje istniejące konto studentów <text:s/>"Update".</text:p>
            <text:p text:style-name="P3">3.b Użytkownik usuwa istniejące konto studentów "Delete".</text:p>
            <text:p text:style-name="P3">3.c Użytkownik filtruje konta studentów za pośrednictwem pola "Filter".</text:p>
            <text:p text:style-name="P3">5.a Użytkownik klika w przycisk "Back" i wraca do podglądu kont studentów.</text:p>
            <text:p text:style-name="P3">6.a System zwraca komunikat o błędzie i informacji dotyczącej błędu.</text:p>
          </table:table-cell>
        </table:table-row>
        <table:table-row>
          <table:table-cell table:style-name="Tabela11.A2" office:value-type="string">
            <text:p text:style-name="P3">Specjalne wymagania</text:p>
          </table:table-cell>
          <table:table-cell table:style-name="Tabela11.B3" office:value-type="string">
            <text:p text:style-name="P3">1. Uczeń musi zostać przypisany do istniejącej grupy.</text:p>
            <text:p text:style-name="P3">2. Konto z poziomem uprawnień 3.</text:p>
          </table:table-cell>
        </table:table-row>
        <table:table-row table:style-name="Tabela11.12">
          <table:table-cell table:style-name="Tabela11.A2" office:value-type="string">
            <text:p text:style-name="P3">Notatki i sugestie</text:p>
          </table:table-cell>
          <table:table-cell table:style-name="Tabela11.B3" office:value-type="string">
            <text:p text:style-name="P3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">Nazwa</text:p>
          </table:table-cell>
          <table:table-cell table:style-name="Tabela12.B1" office:value-type="string">
            <text:p text:style-name="P9">Zarządzaj rodzicami</text:p>
          </table:table-cell>
        </table:table-row>
        <table:table-row>
          <table:table-cell table:style-name="Tabela12.A2" office:value-type="string">
            <text:p text:style-name="P3">Numer</text:p>
          </table:table-cell>
          <table:table-cell table:style-name="Tabela12.B2" office:value-type="float" office:value="12">
            <text:p text:style-name="P4">12</text:p>
          </table:table-cell>
        </table:table-row>
        <table:table-row>
          <table:table-cell table:style-name="Tabela12.A2" office:value-type="string">
            <text:p text:style-name="P3">Poziom ważności</text:p>
          </table:table-cell>
          <table:table-cell table:style-name="Tabela12.B3" office:value-type="string">
            <text:p text:style-name="P3">Bardzo ważny</text:p>
          </table:table-cell>
        </table:table-row>
        <table:table-row>
          <table:table-cell table:style-name="Tabela12.A2" office:value-type="string">
            <text:p text:style-name="P3">Typ przypadku użycia</text:p>
          </table:table-cell>
          <table:table-cell table:style-name="Tabela12.B3" office:value-type="string">
            <text:p text:style-name="P3">Wymagany</text:p>
          </table:table-cell>
        </table:table-row>
        <table:table-row>
          <table:table-cell table:style-name="Tabela12.A2" office:value-type="string">
            <text:p text:style-name="P3">Aktorzy</text:p>
          </table:table-cell>
          <table:table-cell table:style-name="Tabela12.B3" office:value-type="string">
            <text:p text:style-name="P3">Administrator</text:p>
          </table:table-cell>
        </table:table-row>
        <table:table-row>
          <table:table-cell table:style-name="Tabela12.A2" office:value-type="string">
            <text:p text:style-name="P3">Krótki opis</text:p>
          </table:table-cell>
          <table:table-cell table:style-name="Tabela12.B3" office:value-type="string">
            <text:p text:style-name="P3">Pozwala na dokonanie operacji CRUD na kontach rodziców.</text:p>
          </table:table-cell>
        </table:table-row>
        <table:table-row>
          <table:table-cell table:style-name="Tabela12.A2" office:value-type="string">
            <text:p text:style-name="P3">Warunki wstępne</text:p>
          </table:table-cell>
          <table:table-cell table:style-name="Tabela12.B3" office:value-type="string">
            <text:p text:style-name="P3">Użytkownik został pomyślnie zalogowany w systemie.</text:p>
          </table:table-cell>
        </table:table-row>
        <table:table-row>
          <table:table-cell table:style-name="Tabela12.A2" office:value-type="string">
            <text:p text:style-name="P3">Warunki końcowe</text:p>
          </table:table-cell>
          <table:table-cell table:style-name="Tabela12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12.A2" office:value-type="string">
            <text:p text:style-name="P3">Główny przepływ zdarzeń</text:p>
          </table:table-cell>
          <table:table-cell table:style-name="Tabela12.B3" office:value-type="string">
            <text:p text:style-name="P3">1.Użytkownik wybiera przycisk "Manage parents".</text:p>
            <text:p text:style-name="P3">2.System przekierowuje go na stronę zarządzania kontami rodziców.</text:p>
            <text:p text:style-name="P3">3.Użytkownik dodaje rodzica przyciskiem "CREATE".</text:p>
            <text:p text:style-name="P3">4.System przekierwouje go na stronę z wybraną akcją.</text:p>
            <text:p text:style-name="P3">5.Użytkownik dodaje niezbędne informacje do formularza rodzica i wysyła informacje do serwisu API systemu.</text:p>
            <text:p text:style-name="P3">6.System weryfikuje poprawność wprowadzonych danych i tworzy konto rodzica</text:p>
          </table:table-cell>
        </table:table-row>
        <table:table-row>
          <table:table-cell table:style-name="Tabela12.A2" office:value-type="string">
            <text:p text:style-name="P3">Alternatywny przepływ zdarzeń</text:p>
          </table:table-cell>
          <table:table-cell table:style-name="Tabela12.B3" office:value-type="string">
            <text:p text:style-name="P3">2a. System nie posiada kont rodziców <text:s/>i zwraca komunikat "This view is empty".</text:p>
            <text:p text:style-name="P3">3a. Użytkownik modyfikuje istniejące konto rodziców <text:s/>"Update".</text:p>
            <text:p text:style-name="P3">3.b Użytkownik usuwa istniejące konto rodziców "Delete".</text:p>
            <text:p text:style-name="P3">3.c Użytkownik filtruje konta rodziców za pośrednictwem pola "Filter".</text:p>
            <text:p text:style-name="P3">5.a Użytkownik klika w przycisk "Back" i wraca do podglądu kont rodziców.</text:p>
            <text:p text:style-name="P3">6.a System zwraca komunikat o błędzie i informacji dotyczącej błędu.</text:p>
          </table:table-cell>
        </table:table-row>
        <table:table-row>
          <table:table-cell table:style-name="Tabela12.A2" office:value-type="string">
            <text:p text:style-name="P3">Specjalne wymagania</text:p>
          </table:table-cell>
          <table:table-cell table:style-name="Tabela12.B3" office:value-type="string">
            <text:p text:style-name="P3">1. Rodzic musi zostać przypisany do istniejącego studenta.</text:p>
            <text:p text:style-name="P3">2. Konto z poziomem uprawnień 3.</text:p>
          </table:table-cell>
        </table:table-row>
        <table:table-row table:style-name="Tabela12.12">
          <table:table-cell table:style-name="Tabela12.A2" office:value-type="string">
            <text:p text:style-name="P3">Notatki i sugestie</text:p>
          </table:table-cell>
          <table:table-cell table:style-name="Tabela12.B3" office:value-type="string">
            <text:p text:style-name="P3">-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">Nazwa</text:p>
          </table:table-cell>
          <table:table-cell table:style-name="Tabela13.B1" office:value-type="string">
            <text:p text:style-name="P9">Zarządzaj lekcjami</text:p>
          </table:table-cell>
        </table:table-row>
        <table:table-row>
          <table:table-cell table:style-name="Tabela13.A2" office:value-type="string">
            <text:p text:style-name="P3">Numer</text:p>
          </table:table-cell>
          <table:table-cell table:style-name="Tabela13.B2" office:value-type="float" office:value="13">
            <text:p text:style-name="P4">13</text:p>
          </table:table-cell>
        </table:table-row>
        <table:table-row>
          <table:table-cell table:style-name="Tabela13.A2" office:value-type="string">
            <text:p text:style-name="P3">Poziom ważności</text:p>
          </table:table-cell>
          <table:table-cell table:style-name="Tabela13.B3" office:value-type="string">
            <text:p text:style-name="P3">Bardzo ważny</text:p>
          </table:table-cell>
        </table:table-row>
        <table:table-row>
          <table:table-cell table:style-name="Tabela13.A2" office:value-type="string">
            <text:p text:style-name="P3">Typ przypadku użycia</text:p>
          </table:table-cell>
          <table:table-cell table:style-name="Tabela13.B3" office:value-type="string">
            <text:p text:style-name="P3">Wymagany</text:p>
          </table:table-cell>
        </table:table-row>
        <table:table-row>
          <table:table-cell table:style-name="Tabela13.A2" office:value-type="string">
            <text:p text:style-name="P3">Aktorzy</text:p>
          </table:table-cell>
          <table:table-cell table:style-name="Tabela13.B3" office:value-type="string">
            <text:p text:style-name="P3">Administrator</text:p>
          </table:table-cell>
        </table:table-row>
        <table:table-row>
          <table:table-cell table:style-name="Tabela13.A2" office:value-type="string">
            <text:p text:style-name="P3">Krótki opis</text:p>
          </table:table-cell>
          <table:table-cell table:style-name="Tabela13.B3" office:value-type="string">
            <text:p text:style-name="P3">Pozwala na dokonanie operacji CRUD na lekcjach.</text:p>
          </table:table-cell>
        </table:table-row>
        <table:table-row>
          <table:table-cell table:style-name="Tabela13.A2" office:value-type="string">
            <text:p text:style-name="P3">Warunki wstępne</text:p>
          </table:table-cell>
          <table:table-cell table:style-name="Tabela13.B3" office:value-type="string">
            <text:p text:style-name="P3">Użytkownik został pomyślnie zalogowany w systemie.</text:p>
          </table:table-cell>
        </table:table-row>
        <table:table-row>
          <table:table-cell table:style-name="Tabela13.A2" office:value-type="string">
            <text:p text:style-name="P3">Warunki końcowe</text:p>
          </table:table-cell>
          <table:table-cell table:style-name="Tabela13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13.A2" office:value-type="string">
            <text:p text:style-name="P3">Główny przepływ zdarzeń</text:p>
          </table:table-cell>
          <table:table-cell table:style-name="Tabela13.B3" office:value-type="string">
            <text:p text:style-name="P3">1.Użytkownik wybiera przycisk "Manage lessons".</text:p>
            <text:p text:style-name="P3">2.System przekierowuje go na stronę zarządzania lekcjami.</text:p>
            <text:p text:style-name="P3">3.Użytkownik dodaje lekcje przyciskiem "CREATE".</text:p>
            <text:p text:style-name="P3">4.System przekierwouje go na stronę z wybraną akcją.</text:p>
            <text:p text:style-name="P3">5.Użytkownik dodaje niezbędne informacje do formularza lekcji i wysyła informacje do serwisu API systemu.</text:p>
            <text:p text:style-name="P3">6.System weryfikuje poprawność wprowadzonych danych i tworzy lekcję.</text:p>
          </table:table-cell>
        </table:table-row>
        <table:table-row>
          <table:table-cell table:style-name="Tabela13.A2" office:value-type="string">
            <text:p text:style-name="P3">Alternatywny przepływ zdarzeń</text:p>
          </table:table-cell>
          <table:table-cell table:style-name="Tabela13.B3" office:value-type="string">
            <text:p text:style-name="P3">2a. System nie posiada lekcji <text:s/>i zwraca komunikat "This view is empty".</text:p>
            <text:p text:style-name="P3">3a. Użytkownik modyfikuje istniejące lekcje <text:s/>"Update".</text:p>
            <text:p text:style-name="P3">3.b Użytkownik usuwa istniejące lekcje "Delete".</text:p>
            <text:p text:style-name="P3">3.c Użytkownik filtruje lekcje za pośrednictwem pola "Filter".</text:p>
            <text:p text:style-name="P3">5.a Użytkownik klika w przycisk "Back" i wraca do podglądu lekcji.</text:p>
            <text:p text:style-name="P3">6.a System zwraca komunikat o błędzie i informacji dotyczącej błędu.</text:p>
          </table:table-cell>
        </table:table-row>
        <table:table-row>
          <table:table-cell table:style-name="Tabela13.A2" office:value-type="string">
            <text:p text:style-name="P3">Specjalne wymagania</text:p>
          </table:table-cell>
          <table:table-cell table:style-name="Tabela13.B3" office:value-type="string">
            <text:p text:style-name="P3">1. Przedmiot musi istnieć w systemie.</text:p>
            <text:p text:style-name="P3">2. Grupa musi istnieć w systemie.</text:p>
            <text:p text:style-name="P3">3. Konto z poziomem uprawnień 3.</text:p>
          </table:table-cell>
        </table:table-row>
        <table:table-row table:style-name="Tabela13.12">
          <table:table-cell table:style-name="Tabela13.A2" office:value-type="string">
            <text:p text:style-name="P3">Notatki i sugestie</text:p>
          </table:table-cell>
          <table:table-cell table:style-name="Tabela13.B3" office:value-type="string">
            <text:p text:style-name="P3">-</text:p>
          </table:table-cell>
        </table:table-row>
      </table:table>
      <text:p text:style-name="P2"/>
      <text:p text:style-name="P8"><text:span text:style-name="T2">Informacje do scenariuszy</text:span></text:p>
      <text:p text:style-name="P1">Informacja dotycząca kolejności względem ważności przypadków użycia:</text:p>
      <text:p text:style-name="P1"/>
      <text:list xml:id="list7471621425427519149" text:style-name="L1">
        <text:list-item>
          <text:p text:style-name="P6">Krytyczny</text:p>
        </text:list-item>
        <text:list-item>
          <text:p text:style-name="P6">Bardzo wysoki</text:p>
        </text:list-item>
        <text:list-item>
          <text:p text:style-name="P6">Wysoki</text:p>
        </text:list-item>
        <text:list-item>
          <text:p text:style-name="P6">Istotny</text:p>
        </text:list-item>
        <text:list-item>
          <text:p text:style-name="P6">Przydatny</text:p>
        </text:list-item>
        <text:list-item>
          <text:p text:style-name="P6">Nieistotny</text:p>
        </text:list-item>
      </text:list>
      <text:p text:style-name="P1"/>
      <text:p text:style-name="P1">Poziomy uprawnień zdefiniowane w systemie i krótki opis:</text:p>
      <text:p text:style-name="P1"/>
      <text:p text:style-name="P1"><text:span text:style-name="T1">Poziom 0 </text:span>- Każdy niezalogowany użytkownik, pozwala na dostęp do autoryzacji użytkownika.</text:p>
      <text:p text:style-name="P1"><text:span text:style-name="T1">Poziom 1 </text:span>- Zalogowany użytkownik z rolą "Student" lub "Rodzic". Użytkownik ten może przeglądać oceny, uwagi, obecności i ogłoszenia przypisane do jego konta</text:p>
      <text:p text:style-name="P1"><text:span text:style-name="T1">Poziom 2</text:span> - Zalogowany użytkownik z rolą "Nauczyciel" lub "Dyrektor". Użytkownik ten może zarządzać dodanymi przez siebie ocenami, uwagami, obecnościami, a w przypadku Dyrektora również ogłoszeniami.</text:p>
      <text:p text:style-name="P1"><text:span text:style-name="T1">Poziom 3</text:span> - Zalogowany użytkownik z rolą "Administrator". Użytkownik może zarządzać wszystykimi wyżej wymienionymi, jak i również zarządzać strukturą szkoły (tworzyć grupy, przypisywać do nich lekcje it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10S</meta:editing-duration>
    <meta:editing-cycles>176</meta:editing-cycles>
    <meta:generator>OpenOffice/4.1.7$Win32 OpenOffice.org_project/417m1$Build-9800</meta:generator>
    <dc:date>2021-01-01T18:12:59.46</dc:date>
    <meta:document-statistic meta:table-count="13" meta:image-count="0" meta:object-count="0" meta:page-count="13" meta:paragraph-count="467" meta:word-count="2331" meta:character-count="17314"/>
    <meta:user-defined meta:name="Info 1"/>
    <meta:user-defined meta:name="Info 2"/>
    <meta:user-defined meta:name="Info 3"/>
    <meta:user-defined meta:name="Info 4"/>
  </office:meta>
</office:document-meta>
</file>